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c06e" officeooo:paragraph-rsid="0009c0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&gt; JavaScript can create, read, and delete cookies with the document.cookie property.</text:p>
      <text:p text:style-name="P1"></text:p>
      <text:p text:style-name="P1"><text:tab/>&gt; Create Cookie</text:p>
      <text:p text:style-name="P1"><text:tab/><text:tab/>1. document.cookie = "username=John Doe";</text:p>
      <text:p text:style-name="P1"><text:tab/><text:tab/>2. document.cookie = "username=John Doe; expires=Thu, 18 Dec 2013 12:00:00 UTC";</text:p>
      <text:p text:style-name="P1"><text:tab/><text:tab/>3. document.cookie = "username=John Doe; expires=Thu, 18 Dec 2013 12:00:00 UTC; <text:tab/><text:tab/><text:tab/>path=/";</text:p>
      <text:p text:style-name="P1"><text:tab/><text:tab/></text:p>
      <text:p text:style-name="P1"></text:p>
      <text:p text:style-name="P1"><text:tab/>&gt; Read Cookie</text:p>
      <text:p text:style-name="P1"><text:tab/><text:tab/>1. var x = document.cookie;</text:p>
      <text:p text:style-name="P1"><text:tab/><text:tab/><text:tab/>document.cookie will return all cookies in one string much like: <text:tab/><text:tab/><text:tab/><text:tab/><text:tab/>cookie1=value; cookie2=value; cookie3=value;</text:p>
      <text:p text:style-name="P1"></text:p>
      <text:p text:style-name="P1"></text:p>
      <text:p text:style-name="P1"></text:p>
      <text:p text:style-name="P1"><text:tab/><text:tab/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4:35:13.846115917</meta:creation-date>
    <dc:date>2016-09-07T14:35:36.897177466</dc:date>
    <meta:editing-duration>P0D</meta:editing-duration>
    <meta:editing-cycles>1</meta:editing-cycles>
    <meta:document-statistic meta:table-count="0" meta:image-count="0" meta:object-count="0" meta:page-count="1" meta:paragraph-count="15" meta:word-count="64" meta:character-count="498" meta:non-whitespace-character-count="401"/>
    <meta:generator>LibreOffice/4.2.8.2$Linux_X86_64 LibreOffice_project/420m0$Build-2</meta:generator>
  </office:meta>
</office:document-meta>
</file>